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60000001DFEB4CDD9F.png" manifest:media-type="image/png"/>
  <manifest:file-entry manifest:full-path="Pictures/100000000000032E0000025ACF528E9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 text:c="3"/>Leader/Followers Pattern and Half sync/half async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cm" svg:height="18.563cm" svg:x="1.449cm" svg:y="0.837cm" presentation:class="graphic" presentation:user-transformed="true">
          <draw:image xlink:href="Pictures/100000000000032E0000025ACF528E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057cm" svg:height="13.892cm" svg:x="1.47cm" svg:y="3.2cm" presentation:class="graphic" presentation:user-transformed="true">
          <draw:image xlink:href="Pictures/1000000000000360000001DFEB4CDD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5:01.831000000</meta:creation-date>
    <dc:date>2014-10-27T23:16:04.321000000</dc:date>
    <meta:editing-duration>PT1M2S</meta:editing-duration>
    <meta:editing-cycles>1</meta:editing-cycles>
    <meta:document-statistic meta:object-count="33"/>
    <meta:generator>LibreOffice/4.3.2.2$Windows_x86 LibreOffice_project/edfb5295ba211bd31ad47d0bad0118690f76407d</meta:generator>
  </office:meta>
</office:document-meta>
</file>